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fo:min-height="0.529cm" fo:min-width="0.873cm" fo:wrap-option="no-wrap"/>
    </style:style>
    <style:style style:name="gr2" style:family="graphic" style:parent-style-name="objectwithoutfill">
      <style:graphic-properties draw:marker-end="Arrow" draw:marker-end-width="0.3cm" draw:fill="none" draw:textarea-vertical-align="middle"/>
    </style:style>
    <style:style style:name="gr3" style:family="graphic" style:parent-style-name="objectwithoutfill">
      <style:graphic-properties draw:fill="none" draw:textarea-vertical-align="middle"/>
    </style:style>
    <style:style style:name="gr4" style:family="graphic" style:parent-style-name="standard">
      <style:graphic-properties draw:stroke="none" svg:stroke-color="#000000" draw:fill="none" draw:fill-color="#ffffff" fo:min-height="1.423cm"/>
    </style:style>
    <style:style style:name="gr5" style:family="graphic" style:parent-style-name="standard">
      <style:graphic-properties draw:stroke="none" svg:stroke-color="#000000" draw:fill="none" draw:fill-color="#ffffff" fo:min-height="2.25cm"/>
    </style:style>
    <style:style style:name="gr6" style:family="graphic" style:parent-style-name="standard">
      <style:graphic-properties draw:stroke="none" draw:fill="none" fo:min-height="1.334cm"/>
    </style:style>
    <style:style style:name="gr7" style:family="graphic" style:parent-style-name="standard">
      <style:graphic-properties draw:stroke="none" draw:fill="none" fo:min-height="0.434cm"/>
    </style:style>
    <style:style style:name="gr8" style:family="graphic" style:parent-style-name="standard">
      <style:graphic-properties draw:stroke="none" svg:stroke-color="#000000" draw:fill="none" draw:fill-color="#ffffff" fo:min-height="1.45cm"/>
    </style:style>
    <style:style style:name="gr9" style:family="graphic" style:parent-style-name="standard">
      <style:graphic-properties draw:stroke="none" draw:fill="none" fo:min-height="2.109cm"/>
    </style:style>
    <style:style style:name="gr10" style:family="graphic" style:parent-style-name="standard">
      <style:graphic-properties draw:stroke="none" draw:fill="none" fo:min-height="2.35cm"/>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graphic-properties draw:stroke="none" svg:stroke-color="#000000" draw:fill="none" draw:fill-color="#ffffff" fo:min-height="0.75cm"/>
    </style:style>
    <style:style style:name="P1" style:family="paragraph">
      <loext:graphic-properties draw:fill-color="#ffffff"/>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style:paragraph-properties fo:text-align="center"/>
      <style:text-properties fo:font-size="11pt"/>
    </style:style>
    <style:style style:name="P5" style:family="paragraph">
      <loext:graphic-properties draw:fill="none" draw:fill-color="#ffffff"/>
      <style:paragraph-properties fo:text-align="center"/>
      <style:text-properties fo:font-size="11pt"/>
    </style:style>
    <style:style style:name="P6" style:family="paragraph">
      <loext:graphic-properties draw:fill="none"/>
      <style:paragraph-properties fo:text-align="center"/>
      <style:text-properties fo:font-size="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custom-shape draw:style-name="gr1" draw:text-style-name="P1" draw:layer="layout" svg:width="2.1cm" svg:height="1.2cm" svg:x="8.9cm" svg:y="2.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xml:id="id2" draw:id="id2" draw:layer="layout" svg:width="2.1cm" svg:height="1.2cm" svg:x="3.401cm" svg:y="5.701cm">
          <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xml:id="id8" draw:id="id8" draw:layer="layout" svg:width="2.1cm" svg:height="1.2cm" svg:x="15.002cm" svg:y="5.8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xml:id="id5" draw:id="id5" draw:layer="layout" svg:width="2.1cm" svg:height="1.2cm" svg:x="15.103cm" svg:y="9.60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xml:id="id4" draw:id="id4" draw:layer="layout" svg:width="2.1cm" svg:height="1.2cm" svg:x="11.804cm" svg:y="13.4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xml:id="id6" draw:id="id6" draw:layer="layout" svg:width="2.1cm" svg:height="1.2cm" svg:x="17.805cm" svg:y="13.30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xml:id="id3" draw:id="id3" draw:layer="layout" svg:width="2.1cm" svg:height="1.2cm" svg:x="6.606cm" svg:y="9.60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xml:id="id1" draw:id="id1" draw:layer="layout" svg:width="2.1cm" svg:height="1.2cm" svg:x="1.207cm" svg:y="9.60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xml:id="id7" draw:id="id7" draw:layer="layout" svg:width="2.1cm" svg:height="1.2cm" svg:x="6.608cm" svg:y="13.40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 draw:text-style-name="P2" draw:layer="layout" draw:type="line" svg:x1="2.257cm" svg:y1="9.607cm" svg:x2="4.451cm" svg:y2="6.901cm" draw:start-shape="id1" draw:start-glue-point="0" draw:end-shape="id2" draw:end-glue-point="2" svg:d="M2257 9607l2194-2706" svg:viewBox="0 0 2195 2707">
          <text:p/>
        </draw:connector>
        <draw:connector draw:style-name="gr2" draw:text-style-name="P2" draw:layer="layout" draw:type="line" svg:x1="7.656cm" svg:y1="9.606cm" svg:x2="4.451cm" svg:y2="6.901cm" draw:start-shape="id3" draw:start-glue-point="0" draw:end-shape="id2" draw:end-glue-point="2" svg:d="M7656 9606l-3205-2705" svg:viewBox="0 0 3206 2706">
          <text:p/>
        </draw:connector>
        <draw:connector draw:style-name="gr2" draw:text-style-name="P2" draw:layer="layout" draw:type="line" svg:x1="12.854cm" svg:y1="13.404cm" svg:x2="16.153cm" svg:y2="10.803cm" draw:start-shape="id4" draw:start-glue-point="0" draw:end-shape="id5" draw:end-glue-point="2" svg:d="M12854 13404l3299-2601" svg:viewBox="0 0 3300 2602">
          <text:p/>
        </draw:connector>
        <draw:connector draw:style-name="gr2" draw:text-style-name="P2" draw:layer="layout" draw:type="line" svg:x1="18.855cm" svg:y1="13.305cm" svg:x2="16.153cm" svg:y2="10.803cm" draw:start-shape="id6" draw:start-glue-point="0" draw:end-shape="id5" draw:end-glue-point="2" svg:d="M18855 13305l-2702-2502" svg:viewBox="0 0 2703 2503">
          <text:p/>
        </draw:connector>
        <draw:connector draw:style-name="gr2" draw:text-style-name="P2" draw:layer="layout" draw:type="line" svg:x1="7.658cm" svg:y1="13.408cm" svg:x2="7.656cm" svg:y2="10.806cm" draw:start-shape="id7" draw:start-glue-point="0" draw:end-shape="id3" svg:d="M7658 13408l-2-2602" svg:viewBox="0 0 3 2603">
          <text:p/>
        </draw:connector>
        <draw:line draw:style-name="gr3" draw:text-style-name="P2" draw:layer="layout" svg:x1="4.4cm" svg:y1="5.8cm" svg:x2="9.6cm" svg:y2="3.7cm">
          <text:p/>
        </draw:line>
        <draw:line draw:style-name="gr3" draw:text-style-name="P2" draw:layer="layout" svg:x1="16cm" svg:y1="5.8cm" svg:x2="10.7cm" svg:y2="3.6cm">
          <text:p/>
        </draw:line>
        <draw:path draw:style-name="gr3" draw:text-style-name="P2" draw:layer="layout" svg:width="4.457cm" svg:height="2.295cm" draw:transform="skewX (-0.201760061530544) rotate (-0.491833783212003) translate (8.5622247652425cm 2.12363881243768cm)" svg:viewBox="0 0 4458 2296" svg:d="M0 2296c593 0 1493-148 1493-148l613-297 818-395 839-691 327-444 368-321">
          <text:p/>
        </draw:path>
        <draw:frame draw:style-name="gr4" draw:text-style-name="P3" draw:layer="layout" svg:width="4.2cm" svg:height="1.673cm" svg:x="8.1cm" svg:y="1.8cm">
          <draw:text-box>
            <text:p>Rendimiento</text:p>
          </draw:text-box>
        </draw:frame>
        <draw:frame draw:style-name="gr5" draw:text-style-name="P5" draw:layer="layout" svg:width="4.4cm" svg:height="2.5cm" svg:x="1cm" svg:y="4.6cm">
          <draw:text-box>
            <text:p text:style-name="P4">Evitar perdidas de tiempo en ejecución</text:p>
          </draw:text-box>
        </draw:frame>
        <draw:frame draw:style-name="gr6" draw:text-style-name="P6" draw:layer="layout" svg:width="3.6cm" svg:height="1.584cm" svg:x="15.1cm" svg:y="4.716cm">
          <draw:text-box>
            <text:p text:style-name="P4">Simplificar búsqueda</text:p>
          </draw:text-box>
        </draw:frame>
        <draw:frame draw:style-name="gr7" draw:text-style-name="P6" draw:layer="layout" svg:width="3.608cm" svg:height="1.115cm" svg:x="16.6cm" svg:y="9.585cm">
          <draw:text-box>
            <text:p text:style-name="P4">Criterios de separación</text:p>
          </draw:text-box>
        </draw:frame>
        <draw:frame draw:style-name="gr8" draw:text-style-name="P3" draw:layer="layout" svg:width="2.7cm" svg:height="1.7cm" svg:x="17.6cm" svg:y="10.6cm">
          <draw:text-box>
            <text:p/>
          </draw:text-box>
        </draw:frame>
        <draw:frame draw:style-name="gr9" draw:text-style-name="P6" draw:layer="layout" svg:width="3.944cm" svg:height="2.359cm" svg:x="17cm" svg:y="14.7cm">
          <draw:text-box>
            <text:p text:style-name="P4">Criterios no excluyentes</text:p>
          </draw:text-box>
        </draw:frame>
        <draw:frame draw:style-name="gr10" draw:text-style-name="P6" draw:layer="layout" svg:width="3.2cm" svg:height="2.6cm" svg:x="11.3cm" svg:y="14.5cm">
          <draw:text-box>
            <text:p text:style-name="P4">Preferir criterios simples</text:p>
          </draw:text-box>
        </draw:frame>
        <draw:connector draw:style-name="gr2" draw:text-style-name="P2" draw:layer="layout" draw:type="line" svg:x1="16.153cm" svg:y1="9.603cm" svg:x2="16.052cm" svg:y2="7.002cm" draw:start-shape="id5" draw:start-glue-point="0" draw:end-shape="id8" draw:end-glue-point="2" svg:d="M16153 9603l-101-2601" svg:viewBox="0 0 102 2602">
          <text:p/>
        </draw:connector>
        <draw:frame draw:style-name="gr10" draw:text-style-name="P6" draw:layer="layout" svg:width="3.2cm" svg:height="2.6cm" svg:x="6cm" svg:y="14.5cm">
          <draw:text-box>
            <text:p text:style-name="P4">Crear Corpus con URL disponibles</text:p>
          </draw:text-box>
        </draw:frame>
        <draw:frame draw:style-name="gr10" draw:text-style-name="P6" draw:layer="layout" svg:width="3.2cm" svg:height="2.6cm" svg:x="7.1cm" svg:y="8.6cm">
          <draw:text-box>
            <text:p text:style-name="P4">Adelantar trabajo</text:p>
          </draw:text-box>
        </draw:frame>
        <draw:frame draw:style-name="gr11" draw:text-style-name="P3" draw:layer="layout" svg:width="0.502cm" svg:height="0.962cm" svg:x="8.7cm" svg:y="19.1cm">
          <draw:text-box>
            <text:p/>
          </draw:text-box>
        </draw:frame>
        <draw:frame draw:style-name="gr10" draw:text-style-name="P6" draw:layer="layout" svg:width="3.2cm" svg:height="2.6cm" svg:x="0.6cm" svg:y="10.7cm">
          <draw:text-box>
            <text:p text:style-name="P4">Ejecutar lo mínimo en tiempo de usuario</text:p>
          </draw:text-box>
        </draw:frame>
        <draw:frame draw:style-name="gr12" draw:text-style-name="P3" draw:layer="layout" svg:width="0.9cm" svg:height="1cm" svg:x="3cm" svg:y="7cm">
          <draw:text-box>
            <text:p>+</text:p>
          </draw:text-box>
        </draw:frame>
        <draw:frame draw:style-name="gr12" draw:text-style-name="P3" draw:layer="layout" svg:width="0.9cm" svg:height="1cm" svg:x="4.5cm" svg:y="7.2cm">
          <draw:text-box>
            <text:p>+</text:p>
          </draw:text-box>
        </draw:frame>
        <draw:frame draw:style-name="gr12" draw:text-style-name="P3" draw:layer="layout" svg:width="0.9cm" svg:height="1cm" svg:x="6.9cm" svg:y="11.1cm">
          <draw:text-box>
            <text:p>+</text:p>
          </draw:text-box>
        </draw:frame>
        <draw:frame draw:style-name="gr12" draw:text-style-name="P3" draw:layer="layout" svg:width="0.9cm" svg:height="1cm" svg:x="14.7cm" svg:y="10.8cm">
          <draw:text-box>
            <text:p>+</text:p>
          </draw:text-box>
        </draw:frame>
        <draw:frame draw:style-name="gr12" draw:text-style-name="P3" draw:layer="layout" svg:width="0.9cm" svg:height="1cm" svg:x="16.1cm" svg:y="11.1cm">
          <draw:text-box>
            <text:p>+</text:p>
          </draw:text-box>
        </draw:frame>
        <draw:frame draw:style-name="gr12" draw:text-style-name="P3" draw:layer="layout" svg:width="0.9cm" svg:height="1cm" svg:x="15.4cm" svg:y="7.5cm">
          <draw:text-box>
            <text:p>+</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15T15:29:16.094172366</meta:creation-date>
    <dc:date>2017-04-15T15:51:11.595366421</dc:date>
    <meta:editing-duration>PT44S</meta:editing-duration>
    <meta:editing-cycles>1</meta:editing-cycles>
    <meta:document-statistic meta:object-count="35"/>
    <meta:generator>LibreOffice/5.1.6.2$Linux_X86_64 LibreOffice_project/10m0$Build-2</meta:generator>
  </office:meta>
</office:document-meta>
</file>